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817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2.685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2 images par du texte h2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2 images utilisées <text:s/>pour du texte. 2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2 « images  texte» par du texte (balises sémantiques). Convertir les 2 images bmp en jpg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EO / accessibilité</text:p>
          </table:table-cell>
          <table:table-cell table:number-columns-repeated="2" office:value-type="string" calcext:value-type="string">
            <text:p>Pas de balise lang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 à redéfin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zy lo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oni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" table:number-rows-repeated="978">
          <table:table-cell table:number-columns-repeated="1024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9:47:56.46805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3T11:01:36.441772794</dc:date>
    <meta:generator>LibreOffice/6.4.7.2$Linux_X86_64 LibreOffice_project/40$Build-2</meta:generator>
    <meta:editing-duration>PT7H34M53S</meta:editing-duration>
    <meta:editing-cycles>42</meta:editing-cycles>
    <meta:document-statistic meta:table-count="1" meta:cell-count="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